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D000001D80F66F858.png"/>
  <manifest:file-entry manifest:media-type="image/png" manifest:full-path="Pictures/10000201000004D4000002B8F5E745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725cm" svg:y="6.011cm">
          <draw:text-box>
            <text:p><text:span text:style-name="T5">Ai docenti e agli allievi delle classi 2F e 2E. </text:span></text:p>
            <text:p><text:span text:style-name="T5"><text:s/></text:span></text:p>
            <text:p><text:span text:style-name="T5"><text:s/></text:span><text:span text:style-name="T5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5"><text:s/></text:span></text:p>
            <text:p><text:span text:style-name="T5"><text:s/></text:span><text:span text:style-name="T5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FIRST/CAE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''Dal cucchiaio</text:span></text:p>
            <text:p text:style-name="P1"><text:span text:style-name="T9">alla città''</text:span></text:p>
            <text:p text:style-name="P1"><text:span text:style-name="T9">Aula D3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6:0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Tedesc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Cordo di</text:span></text:p>
            <text:p text:style-name="P1"><text:span text:style-name="T9">Spagnolo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4:30 – 16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PET</text:span></text:p>
            <text:p text:style-name="P1"><text:span text:style-name="T10">Aula C15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 xml:id="id9" draw:id="id9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853cm" svg:height="12.487cm" svg:x="9.223cm" svg:y="4.273cm">
          <draw:image xlink:href="Pictures/100000000000027D000001D80F66F858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xml:id="id10" draw:id="id10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3H14M9S</meta:editing-duration>
    <meta:editing-cycles>44</meta:editing-cycles>
    <meta:generator>OpenOffice/4.1.5$Win32 OpenOffice.org_project/415m1$Build-9789</meta:generator>
    <dc:date>2019-01-15T12:59:27.27</dc:date>
    <meta:document-statistic meta:object-count="97"/>
  </office:meta>
</office:document-meta>
</file>